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5.75pt" style:font-size-complex="18pt"/>
    </style:style>
    <style:style style:name="P2" style:family="paragraph" style:parent-style-name="Standard">
      <style:paragraph-properties fo:text-align="start" style:justify-single-word="false"/>
      <style:text-properties fo:font-size="12pt" officeooo:paragraph-rsid="00027683" style:font-size-asian="10.5pt" style:font-size-complex="12pt"/>
    </style:style>
    <style:style style:name="P3" style:family="paragraph" style:parent-style-name="Standard">
      <style:paragraph-properties fo:text-align="start" style:justify-single-word="false"/>
      <style:text-properties fo:font-size="12pt" officeooo:paragraph-rsid="0012d764" style:font-size-asian="10.5pt" style:font-size-complex="12pt"/>
    </style:style>
    <style:style style:name="P4" style:family="paragraph" style:parent-style-name="Standard">
      <style:paragraph-properties fo:text-align="start" style:justify-single-word="false"/>
      <style:text-properties fo:font-size="12pt" officeooo:paragraph-rsid="00134e3f" style:font-size-asian="10.5pt" style:font-size-complex="12pt"/>
    </style:style>
    <style:style style:name="P5" style:family="paragraph" style:parent-style-name="Standard">
      <style:paragraph-properties fo:text-align="start" style:justify-single-word="false"/>
      <style:text-properties fo:font-size="12pt" officeooo:paragraph-rsid="00137592" style:font-size-asian="10.5pt" style:font-size-complex="12pt"/>
    </style:style>
    <style:style style:name="P6" style:family="paragraph" style:parent-style-name="Standard">
      <style:paragraph-properties fo:text-align="start" style:justify-single-word="false"/>
      <style:text-properties fo:font-size="12pt" officeooo:rsid="00137592" officeooo:paragraph-rsid="00137592" style:font-size-asian="10.5pt" style:font-size-complex="12pt"/>
    </style:style>
    <style:style style:name="P7" style:family="paragraph" style:parent-style-name="Standard">
      <style:paragraph-properties fo:text-align="start" style:justify-single-word="false"/>
      <style:text-properties fo:font-size="12pt" officeooo:rsid="001bb408" officeooo:paragraph-rsid="001bb408" style:font-size-asian="10.5pt" style:font-size-complex="12pt"/>
    </style:style>
    <style:style style:name="P8" style:family="paragraph" style:parent-style-name="Standard" style:list-style-name="L3">
      <style:paragraph-properties fo:text-align="start" style:justify-single-word="false"/>
      <style:text-properties fo:font-size="12pt" officeooo:rsid="001d8231" officeooo:paragraph-rsid="001d8231" style:font-size-asian="10.5pt" style:font-size-complex="12pt"/>
    </style:style>
    <style:style style:name="P9" style:family="paragraph" style:parent-style-name="Standard">
      <style:paragraph-properties fo:text-align="start" style:justify-single-word="false"/>
      <style:text-properties fo:font-size="12pt" officeooo:rsid="00237188" officeooo:paragraph-rsid="0028fa4f" style:font-size-asian="10.5pt" style:font-size-complex="12pt"/>
    </style:style>
    <style:style style:name="P10" style:family="paragraph" style:parent-style-name="Standard" style:list-style-name="L2">
      <style:paragraph-properties fo:text-align="start" style:justify-single-word="false"/>
      <style:text-properties officeooo:paragraph-rsid="00134e3f"/>
    </style:style>
    <style:style style:name="P11" style:family="paragraph" style:parent-style-name="Standard" style:list-style-name="L3">
      <style:paragraph-properties fo:text-align="start" style:justify-single-word="false"/>
      <style:text-properties officeooo:paragraph-rsid="001d8231"/>
    </style:style>
    <style:style style:name="P12" style:family="paragraph" style:parent-style-name="Standard">
      <style:paragraph-properties fo:text-align="start" style:justify-single-word="false"/>
      <style:text-properties officeooo:paragraph-rsid="0028fa4f"/>
    </style:style>
    <style:style style:name="P13" style:family="paragraph" style:parent-style-name="Standard" style:list-style-name="L2">
      <style:paragraph-properties fo:text-align="start" style:justify-single-word="false"/>
      <style:text-properties officeooo:rsid="00134e3f" officeooo:paragraph-rsid="00134e3f"/>
    </style:style>
    <style:style style:name="P14" style:family="paragraph" style:parent-style-name="Standard" style:list-style-name="L4">
      <style:text-properties officeooo:rsid="00237188" officeooo:paragraph-rsid="00237188"/>
    </style:style>
    <style:style style:name="P15" style:family="paragraph" style:parent-style-name="Standard" style:list-style-name="L6">
      <style:paragraph-properties fo:text-align="start" style:justify-single-word="false"/>
      <style:text-properties officeooo:rsid="002f5529" officeooo:paragraph-rsid="002f5529"/>
    </style:style>
    <style:style style:name="T1" style:family="text">
      <style:text-properties officeooo:rsid="00027683"/>
    </style:style>
    <style:style style:name="T2" style:family="text">
      <style:text-properties officeooo:rsid="000bb4fd"/>
    </style:style>
    <style:style style:name="T3" style:family="text">
      <style:text-properties officeooo:rsid="00134e3f"/>
    </style:style>
    <style:style style:name="T4" style:family="text">
      <style:text-properties fo:font-size="12pt" style:font-size-asian="10.5pt" style:font-size-complex="12pt"/>
    </style:style>
    <style:style style:name="T5" style:family="text">
      <style:text-properties fo:font-size="12pt" officeooo:rsid="00027683" style:font-size-asian="10.5pt" style:font-size-complex="12pt"/>
    </style:style>
    <style:style style:name="T6" style:family="text">
      <style:text-properties fo:font-size="12pt" officeooo:rsid="00134e3f" style:font-size-asian="10.5pt" style:font-size-complex="12pt"/>
    </style:style>
    <style:style style:name="T7" style:family="text">
      <style:text-properties fo:font-size="12pt" officeooo:rsid="001d8231" style:font-size-asian="10.5pt" style:font-size-complex="12pt"/>
    </style:style>
    <style:style style:name="T8" style:family="text">
      <style:text-properties fo:font-size="12pt" officeooo:rsid="0028fa4f" style:font-size-asian="10.5pt" style:font-size-complex="12pt"/>
    </style:style>
    <style:style style:name="T9" style:family="text">
      <style:text-properties fo:font-size="12pt" officeooo:rsid="002f5529" style:font-size-asian="10.5pt" style:font-size-complex="12pt"/>
    </style:style>
    <style:style style:name="T10" style:family="text">
      <style:text-properties officeooo:rsid="00137592"/>
    </style:style>
    <style:style style:name="T11" style:family="text">
      <style:text-properties officeooo:rsid="00159d85"/>
    </style:style>
    <style:style style:name="T12" style:family="text">
      <style:text-properties officeooo:rsid="0016433c"/>
    </style:style>
    <style:style style:name="T13" style:family="text">
      <style:text-properties officeooo:rsid="001d8231"/>
    </style:style>
    <style:style style:name="T14" style:family="text">
      <style:text-properties officeooo:rsid="001ef1aa"/>
    </style:style>
    <style:style style:name="T15" style:family="text">
      <style:text-properties officeooo:rsid="00271500"/>
    </style:style>
    <style:style style:name="T16" style:family="text">
      <style:text-properties officeooo:rsid="0028fa4f"/>
    </style:style>
    <style:style style:name="T17" style:family="text">
      <style:text-properties officeooo:rsid="002a29fe"/>
    </style:style>
    <text:list-style style:name="L1">
      <text:list-level-style-bullet text:level="1" text:style-name="Bullet_20_Symbols" text:bullet-char="•">
        <style:list-level-properties text:list-level-position-and-space-mode="label-alignment">
          <style:list-level-label-alignment text:label-followed-by="listtab" text:list-tab-stop-position="10.144cm" fo:text-indent="-0.635cm" fo:margin-left="10.1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79cm" fo:text-indent="-0.635cm" fo:margin-left="10.7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14cm" fo:text-indent="-0.635cm" fo:margin-left="11.4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049cm" fo:text-indent="-0.635cm" fo:margin-left="12.0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684cm" fo:text-indent="-0.635cm" fo:margin-left="12.6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3.319cm" fo:text-indent="-0.635cm" fo:margin-left="13.3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3.954cm" fo:text-indent="-0.635cm" fo:margin-left="13.9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4.589cm" fo:text-indent="-0.635cm" fo:margin-left="14.5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5.224cm" fo:text-indent="-0.635cm" fo:margin-left="15.2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5.859cm" fo:text-indent="-0.635cm" fo:margin-left="15.859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0.144cm" fo:text-indent="-0.635cm" fo:margin-left="10.14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779cm" fo:text-indent="-0.635cm" fo:margin-left="10.77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414cm" fo:text-indent="-0.635cm" fo:margin-left="11.41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049cm" fo:text-indent="-0.635cm" fo:margin-left="12.04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684cm" fo:text-indent="-0.635cm" fo:margin-left="12.68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3.319cm" fo:text-indent="-0.635cm" fo:margin-left="13.31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954cm" fo:text-indent="-0.635cm" fo:margin-left="13.95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4.589cm" fo:text-indent="-0.635cm" fo:margin-left="14.58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5.224cm" fo:text-indent="-0.635cm" fo:margin-left="15.22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5.859cm" fo:text-indent="-0.635cm" fo:margin-left="15.859cm"/>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335cm" fo:text-indent="-0.635cm" fo:margin-left="13.3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3.97cm" fo:text-indent="-0.635cm" fo:margin-left="13.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4.605cm" fo:text-indent="-0.635cm" fo:margin-left="14.60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5.24cm" fo:text-indent="-0.635cm" fo:margin-left="15.2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3.335cm" fo:text-indent="-0.635cm" fo:margin-left="13.3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3.97cm" fo:text-indent="-0.635cm" fo:margin-left="13.9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4.605cm" fo:text-indent="-0.635cm" fo:margin-left="14.60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525cm" fo:text-indent="-0.635cm" fo:margin-left="12.52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16cm" fo:text-indent="-0.635cm" fo:margin-left="13.1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795cm" fo:text-indent="-0.635cm" fo:margin-left="13.79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43cm" fo:text-indent="-0.635cm" fo:margin-left="14.4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065cm" fo:text-indent="-0.635cm" fo:margin-left="15.06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335cm" fo:text-indent="-0.635cm" fo:margin-left="16.3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97cm" fo:text-indent="-0.635cm" fo:margin-left="16.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605cm" fo:text-indent="-0.635cm" fo:margin-left="17.60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8.24cm" fo:text-indent="-0.635cm" fo:margin-left="18.24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stoire</text:p>
      <text:p text:style-name="P1"/>
      <text:p text:style-name="P3">le <text:span text:style-name="T2">héros (appelons le Jim), qui en pleine mission de reconnaissance au service de |l’armée internationale| dont le rôle est d'instaurer et de maintenir l'ordre et la paix dans le monde,</text:span> il <text:span text:style-name="T1">découvre, en s’éloignant de son groupe d'intervention (dont il est a la tête), un objets qui lui est inconnu, lui qui est un homme très instruit et intelligent ; ainsi, une fois cette mission terminée, il se rendit auprès d'un des plus éminent scientifique qui ne put lui apporter de réponse. Il dut donc demander a ceux qui, selon les dirent savent tout sur l'existence de ce monde. Leur réponse fut sans appel : cette chose ne vient pas de ce monde, elle doit donc leur être remis dans les plus brefs délais. Ne l’ayant pas su lui, il dut se déplacer jusqu'à chez lui pour leur apporter et en finir avec cette histoire. Mais en arrivant chez lui, il ne découvrit que désolation et mort (toute sa famille fut décimée et sa maison dévastée), ainsi qu'une vingtaine d'espions, de golems, de soldats d'élite, en train de retourner sa maison a la recherche de l'objet. Entrant dans une rage du berserk d'une ampleur indescriptible, il décima tout l'escadron qui ne fut même pas capable de décrire ce qui les attaquait et moururent sans comprendre. Face à la gravité de sa situation, Jim emporta l'objet mystérieux et se confronta a un choix : </text:span></text:p>
      <text:list xml:id="list1518831193510908705" text:style-name="L2">
        <text:list-item>
          <text:p text:style-name="P10"><text:span text:style-name="T5">« disparaître » ; brûle</text:span><text:span text:style-name="T6">r</text:span><text:span text:style-name="T5"> le visage d'un des hommes venus le tuer, et échange</text:span><text:span text:style-name="T6">r</text:span><text:span text:style-name="T5"> ses vêtement avec lui et pris sont identité pour pouvoir obtenir plus d'information concernant cette attaque dirigée sur son domicile</text:span></text:p>
        </text:list-item>
        <text:list-item>
          <text:p text:style-name="P10"><text:span text:style-name="T5">a</text:span><text:span text:style-name="T6">ller se confronter en personne aux dirigeant à ceux qui ont commandité cette attaque pour obtenir des explications et éventuellement prendre sa revanche.</text:span></text:p>
        </text:list-item>
        <text:list-item>
          <text:p text:style-name="P13"><text:span text:style-name="T4">S'enfuir sans laisser de trace, se faire oublier pour prendre son temps, réfléchir à la situation et agir en conséquences.</text:span></text:p>
        </text:list-item>
      </text:list>
      <text:p text:style-name="P4"><text:span text:style-name="T1"><text:s/>(1-2-3)sans se rendre compte qu'un grand potentiel, un pouvoir énorme et encore insoupçonné réside en lui.</text:span></text:p>
      <text:p text:style-name="P5"><text:span text:style-name="T3">(1) Arrivé face a hauts dirigeants, ils lui demandèrent si la mission qui consistait a exterminer les habitants et de récupérer l'objet mystérieux. Il fit donc son rapport : la dissidence a été éradiquée, mais l'objet mystérieux demeura introuvable et l’intéressé refusa de coopérer en donnant l'emplacement de l'objet. Trouvant cette explication satisfaisante, ils décidèrent de le laisser s'en aller. Jim compris que même cette nouvelle identité était susceptible d’être tué car elle en saurait peut-être trop, il décida donc de disparaître une nouvelle fois, mais cette fois-ci tué par une créature sauvage pour ne pas avoir à manipuler à nouveau des cadavre. Sur son chemin de retour vers le palais des hauts dirigeant, ou il retourne pour continuer a enquêter sur cet objet et la raison de cette attaque,</text:span></text:p>
      <text:p text:style-name="P6"/>
      <text:p text:style-name="P6">(2) sur le chemin menant jusqu'au grand palais, il se fait <text:span text:style-name="T11">arrêter</text:span> mais parvient a d<text:span text:style-name="T11">é</text:span>faire ses agresseurs qui ont tout de <text:span text:style-name="T12">même</text:span> le temps de sonner l'alerte, <text:span text:style-name="T11">il doit donc se rendre jusqu'à la salle du grand conseil (2,1), ou aux appartements des hauts dirigeants (2,2) par tout les moyens possibles (discrètement, en tuant tout le monde et déclenchant tout les alarmes et/ou en les détournant et les utilisant a son avantage pour envoyer les gardes dans des pièges ou des culs de sac). Une fois arrivé a destination, il commença a interroger les hauts dirigeant, qui, le prenant de haut ne répondirent pas a ses questions et se contentèrent de discrètement faire sonner l'alarme, se montrant plus menaçant, les hauts dirigeant se virent donc obliger de gagner du temps, et ils répondirent ainsi de façon évasive et justifièrent cette réponse par : «  de toute façons tu mourra d'ici, tout ce que tu apprendra ici ne te sera d'aucune utilité </text:span><text:soft-page-break/><text:span text:style-name="T11">dans l'au delà ». Après qu'il ait fini de prononcé cette phrase, le Jim fut victime d'un sort de paralysie et conduit en prison en attente d’être exécuté et l'objet mystérieux lui fut pris au même moment. Cependant, alors qu'il se laissait aller au désespoir une voix retentit dans sa cellule et il découvrit, tapis dans l'ombre un vieil homme a moitié encastré dans un mur, qui lui dit : « Ho Gamin ! Te laisses pas aller et viens m'aider j'ai presque atteint la surface, suis moi, cet endroit ne sied guerre a des gens comme nous !! On s'échappe !! ». n'ayant plus rien a perdre, il parti dans ce mur projeté a l'aide de la magie d’illusion. Une fois sorti, le Jim décida de retourner au palais pour récupérer cet objet et découvrir le pourquoi du comment, mais cette fois ci il y parti <text:s/>plus équipe et prépare que la première fois.</text:span></text:p>
      <text:p text:style-name="P6"/>
      <text:p text:style-name="P7">(3) <text:span text:style-name="T13">décidant</text:span> de s'enfuir, il parti par la porte de <text:span text:style-name="T13">derrière</text:span> et <text:span text:style-name="T13">commença</text:span> a courir vers l'horizon. Dans sa course il se rendit compte qu'il était poursuivit, il parti donc pour la foret ou il se <text:span text:style-name="T13">cacha</text:span> dans le poste avancé qu'il y avait construit enfant. De là, il tua tout ses poursuivant avant de prendre son temps pour se reposer et repenser a tout ce qui vient de se passer. Une fois ses idées <text:span text:style-name="T13">éclaircies</text:span>, il conclu que seuls ceux qui l'avaient renvoyé chez lui pouvaient répondre aux question qu'il se posait. Ainsi, retournant au palais</text:p>
      <text:p text:style-name="P5"/>
      <text:p text:style-name="P5"><text:span text:style-name="T10">(1-2-3) il se retrouva face a un immense champ de bataille, ou se confrontaient ce qui ressemblaient à |une créature démoniaque| et |une créature divine| face a cette scène et comprenant la nature de ces deux forces qui s'opposaient, il fut confronté a un choix : </text:span></text:p>
      <text:list xml:id="list1583832004244667461" text:style-name="L3">
        <text:list-item>
          <text:p text:style-name="P11"><text:span text:style-name="T7">prendre le parti de |la créature démoniaque|.</text:span></text:p>
        </text:list-item>
        <text:list-item>
          <text:p text:style-name="P11"><text:span text:style-name="T7">prendre le parti de |la créature divine|.</text:span></text:p>
        </text:list-item>
        <text:list-item>
          <text:p text:style-name="P8">ne prendre aucun parti et rester neutre.</text:p>
        </text:list-item>
      </text:list>
      <text:p text:style-name="P2"/>
      <text:p text:style-name="Standard">(1-<text:span text:style-name="T14">2</text:span>) il tua |<text:span text:style-name="T14">(1)</text:span>la créature divine|/|<text:span text:style-name="T14">(2)</text:span>la créature démoniaque| avant de se retourner vers <text:span text:style-name="T14">l'autre créature, qui le regarda, reprit son souffle avant d'entamer la conversation, dans laquelle il lui expliqua qu'il était venu, lui et </text:span>|la créature divine| <text:span text:style-name="T14">car 2 énorme potentiel magique ont été détectés dans le monde dont un dans cette région, et leurs mission, a lui comme a son opposant était de venir a la rencontre de l’être détenteur de ce potentiel qui est apparu dans cette région et lui offrir une place de choix au sein de son royaume, qui s'accompagne de nombreux nouveaux pouvoirs et nouvelles responsabilités. Cependant, Jim, après avoir écouté le discours de la créature qui lui faisait face, repris son chemin avant de se faire interrompre par la créature qui lui proposa de partir avec lui dans son royaume afin de recevoir ses nouveaux pouvoirs et continuer sa quête après avoir prêté allégeance a ce royaume, et signé un pacte liant son âme a ce royaume. Ainsi Jim dut faire un nouveau choix : </text:span></text:p>
      <text:list xml:id="list1554353832622077588" text:style-name="L4">
        <text:list-item>
          <text:p text:style-name="P14">partir avec la créature.</text:p>
        </text:list-item>
        <text:list-item>
          <text:p text:style-name="P14">continuer son chemin pour ensuite suivre la créature.</text:p>
        </text:list-item>
      </text:list>
      <text:p text:style-name="P2"/>
      <text:p text:style-name="P9">(3-<text:span text:style-name="T15">1,2-2,2</text:span>) Jim tua les deux <text:span text:style-name="T16">créatures</text:span> qui lui barraient la route, bien <text:span text:style-name="T17">décidé</text:span> à <text:span text:style-name="T17">découvrir ce que les hauts dirigeants cachent. Il se rend alors compte que son potentiel magique et ses capacités n’étaient plus du tout les mêmes. Et il décida de partir une nouvelle fois pour le grand palais. Une fois arrivé la bas, il deduit de ses experiences passées que les hauts dirigeants ne lui diront rien sur ce qu'est cet objet mysterieux</text:span></text:p>
      <text:p text:style-name="P9"/>
      <text:p text:style-name="P12"><text:span text:style-name="T8">(1,2-2,2) Une fois arrivé au royaume, Jim fut amené au maître des lieux qui lui expliqua avec plus de détails la situation. Il appris donc qu'ils tentèrent aussi de recruter l'autre puissance qui apparu, mais celle-ci déclina les 2 offres en les ignorant et en continuant a faire ce qu'il était en train de faire, sans dire de quoi il s'agissait, et quand ils insistèrent, il faillit les tuer tout deux. De plus il remarquèrent il y a peu la disparition de leur meilleur dragon ((1)ténèbres/(2)lumière). Après cette explication, il dit a </text:span><text:soft-page-break/><text:span text:style-name="T8">Jim qu'il était temps pour lui de prêter serment a ce royaume , suite a quoi il reçu le symbole de l'appartenance a ce royaume : une paire d'ailes, de ce faite, la capacité de voler. On finit par lui dire qu'il n’était pas encore un membre a part entière de ce royaume mais d'autres problèmes doivent d’êtres réglés donc son adoubement et autre cérémonie et rituels se feront plus tard ; mais malgré cela, il remarqua tout de même que ses pouvoirs avaient augmentés et que un potentiel (1)maléfique (2)divin s’étaient éveillés en lui. Fut alors libre de faire ce qu'il </text:span><text:span text:style-name="T9">désirait</text:span><text:span text:style-name="T8"> : </text:span></text:p>
      <text:list xml:id="list2205508597053845013" text:style-name="L6">
        <text:list-item>
          <text:p text:style-name="P15"><text:span text:style-name="T8">r</text:span><text:span text:style-name="T4">eprendre sa quête de vérité,qu'il a interrompu pour aller dans ce royaume.</text:span></text:p>
        </text:list-item>
        <text:list-item>
          <text:p text:style-name="P15"><text:span text:style-name="T4">faire autre chos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15:04:35</meta:creation-date>
    <dc:date>2014-08-26T21:49:48.509000000</dc:date>
    <meta:editing-duration>P2DT16H45M10S</meta:editing-duration>
    <meta:editing-cycles>7</meta:editing-cycles>
    <meta:generator>LibreOffice/4.1.5.3$Windows_x86 LibreOffice_project/1c1366bba2ba2b554cd2ca4d87c06da81c05d24</meta:generator>
    <meta:document-statistic meta:table-count="0" meta:image-count="0" meta:object-count="0" meta:page-count="3" meta:paragraph-count="20" meta:word-count="1421" meta:character-count="8194" meta:non-whitespace-character-count="6796"/>
  </office:meta>
</office:document-meta>
</file>